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Calibri" style:font-family-asian="Calibri" style:font-family-complex="Calibri"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bold" fo:font-family="'Times New Roman'" style:font-family-asian="'Times New Roman'" style:font-family-complex="'Times New Roman'"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bold" fo:font-family="'Times New Roman'" style:font-family-asian="'Times New Roman'" style:font-family-complex="'Times New Roman'" fo:background-color="transparent" style:use-window-font-color="true"/>
    </style:style>
    <style:style style:name="T14" style:family="text">
      <style:text-properties fo:font-size="16.00pt" fo:font-weight="bold" fo:font-family="Cambria-BoldItalic" style:font-family-asian="Cambria-BoldItalic" style:font-family-complex="Cambria-BoldItalic" fo:background-color="transparent" style:use-window-font-color="true" fo:font-style="italic"/>
    </style:style>
    <style:style style:name="T15" style:family="text">
      <style:text-properties fo:font-size="14.00pt" fo:font-weight="normal" fo:font-family="'Times New Roman'" style:font-family-asian="'Times New Roman'" style:font-family-complex="'Times New Roman'" fo:background-color="transparent" style:use-window-font-color="true"/>
    </style:style>
    <style:style style:name="T16" style:family="text">
      <style:text-properties fo:font-size="14.00pt" fo:font-weight="bold"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4.00pt" fo:font-weight="bold" fo:font-family="'Times New Roman'" style:font-family-asian="'Times New Roman'" style:font-family-complex="'Times New Roman'"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bold"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4.00pt" fo:font-weight="bold" fo:font-family="'Times New Roman'" style:font-family-asian="'Times New Roman'" style:font-family-complex="'Times New Roman'" fo:background-color="transparent" style:use-window-font-color="true"/>
    </style:style>
    <style:style style:name="T23" style:family="text">
      <style:text-properties fo:font-size="14.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bold" fo:font-family="'Times New Roman'" style:font-family-asian="'Times New Roman'" style:font-family-complex="'Times New Roman'" fo:background-color="transparent" style:use-window-font-color="true"/>
    </style:style>
    <style:style style:name="T25" style:family="text">
      <style:text-properties fo:font-size="14.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20.00pt" fo:font-weight="normal" fo:font-family="Calibri" style:font-family-asian="Calibri" style:font-family-complex="Calibri" fo:background-color="transparent" style:use-window-font-color="true"/>
    </style:style>
    <style:style style:name="T28" style:family="text">
      <style:text-properties fo:font-size="14.00pt" fo:font-weight="bold"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5.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bold"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bold"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bold"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5.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bold"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bold"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bold"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bold"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20.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ndara" style:font-family-asian="Candara" style:font-family-complex="Candara" fo:background-color="transparent" fo:color="#000000"/>
    </style:style>
    <style:style style:name="T53" style:family="text">
      <style:text-properties fo:font-size="12.00pt" fo:font-weight="bold" fo:font-family="Candara" style:font-family-asian="Candara" style:font-family-complex="Candara" fo:background-color="transparent" fo:color="#000000"/>
    </style:style>
    <style:style style:name="T54" style:family="text">
      <style:text-properties fo:font-size="12.00pt" fo:font-weight="normal" fo:font-family="Candara" style:font-family-asian="Candara" style:font-family-complex="Candara" fo:background-color="transparent" fo:color="#000000"/>
    </style:style>
    <style:style style:name="T55" style:family="text">
      <style:text-properties fo:font-size="13.00pt" fo:font-weight="normal" fo:font-family="Candara" style:font-family-asian="Candara" style:font-family-complex="Candara" fo:background-color="transparent" fo:color="#000000"/>
    </style:style>
    <style:style style:name="T56" style:family="text">
      <style:text-properties fo:font-size="13.00pt" fo:font-weight="normal" fo:font-family="'Cambria Math'" style:font-family-asian="'Cambria Math'" style:font-family-complex="'Cambria Math'" fo:background-color="transparent" fo:color="#000000"/>
    </style:style>
    <style:style style:name="T57" style:family="text">
      <style:text-properties fo:font-size="13.00pt" fo:font-weight="normal" fo:font-family="Candara" style:font-family-asian="Candara" style:font-family-complex="Candara" fo:background-color="transparent" fo:color="#000000"/>
    </style:style>
    <style:style style:name="T58" style:family="text">
      <style:text-properties fo:font-size="10.00pt" fo:font-weight="normal" fo:font-family="Candara" style:font-family-asian="Candara" style:font-family-complex="Candara" fo:background-color="transparent" fo:color="#000000"/>
    </style:style>
    <style:style style:name="T59" style:family="text">
      <style:text-properties fo:font-size="10.00pt" fo:font-weight="normal" fo:font-family="Candara" style:font-family-asian="Candara" style:font-family-complex="Candara" fo:background-color="transparent" fo:color="#000000"/>
    </style:style>
    <style:style style:name="T60" style:family="text">
      <style:text-properties fo:font-size="10.00pt" fo:font-weight="normal" fo:font-family="Candara" style:font-family-asian="Candara" style:font-family-complex="Candara" fo:background-color="transparent" fo:color="#000000"/>
    </style:style>
    <style:style style:name="T61" style:family="text">
      <style:text-properties fo:font-size="10.00pt" fo:font-weight="normal" fo:font-family="Candara" style:font-family-asian="Candara" style:font-family-complex="Candara" fo:background-color="transparent" fo:color="#000000"/>
    </style:style>
    <style:style style:name="T62" style:family="text">
      <style:text-properties fo:font-size="10.00pt" fo:font-weight="normal" fo:font-family="Candara" style:font-family-asian="Candara" style:font-family-complex="Candara" fo:background-color="transparent" fo:color="#000000"/>
    </style:style>
    <style:style style:name="T63" style:family="text">
      <style:text-properties fo:font-size="10.00pt" fo:font-weight="normal" fo:font-family="Candara" style:font-family-asian="Candara" style:font-family-complex="Candara" fo:background-color="transparent" fo:color="#000000"/>
    </style:style>
    <style:style style:name="T64" style:family="text">
      <style:text-properties fo:font-size="10.00pt" fo:font-weight="normal" fo:font-family="Candara" style:font-family-asian="Candara" style:font-family-complex="Candara" fo:background-color="transparent" fo:color="#000000"/>
    </style:style>
    <style:style style:name="T65" style:family="text">
      <style:text-properties fo:font-size="10.00pt" fo:font-weight="normal" fo:font-family="Candara" style:font-family-asian="Candara" style:font-family-complex="Candara" fo:background-color="transparent" fo:color="#000000"/>
    </style:style>
    <style:style style:name="T66" style:family="text">
      <style:text-properties fo:font-size="10.00pt" fo:font-weight="normal" fo:font-family="Candara" style:font-family-asian="Candara" style:font-family-complex="Candara" fo:background-color="transparent" fo:color="#000000"/>
    </style:style>
    <style:style style:name="T67" style:family="text">
      <style:text-properties fo:font-size="10.00pt" fo:font-weight="normal" fo:font-family="Candara" style:font-family-asian="Candara" style:font-family-complex="Candara" fo:background-color="transparent" fo:color="#000000"/>
    </style:style>
    <style:style style:name="T68" style:family="text">
      <style:text-properties fo:font-size="10.00pt" fo:font-weight="normal" fo:font-family="Candara" style:font-family-asian="Candara" style:font-family-complex="Candara" fo:background-color="transparent" fo:color="#000000"/>
    </style:style>
    <style:style style:name="T69" style:family="text">
      <style:text-properties fo:font-size="10.00pt" fo:font-weight="normal" fo:font-family="Candara" style:font-family-asian="Candara" style:font-family-complex="Candara" fo:background-color="transparent" fo:color="#000000"/>
    </style:style>
    <style:style style:name="T70" style:family="text">
      <style:text-properties fo:font-size="10.00pt" fo:font-weight="normal" fo:font-family="Candara" style:font-family-asian="Candara" style:font-family-complex="Candara" fo:background-color="transparent" fo:color="#000000"/>
    </style:style>
    <style:style style:name="T71" style:family="text">
      <style:text-properties fo:font-size="10.00pt" fo:font-weight="normal" fo:font-family="Candara" style:font-family-asian="Candara" style:font-family-complex="Candara" fo:background-color="transparent" fo:color="#000000"/>
    </style:style>
    <style:style style:name="T72" style:family="text">
      <style:text-properties fo:font-size="15.00pt" fo:font-weight="bold" fo:font-family="Candara" style:font-family-asian="Candara" style:font-family-complex="Candara" fo:background-color="transparent" fo:color="#000000"/>
    </style:style>
    <style:style style:name="T73" style:family="text">
      <style:text-properties fo:font-size="13.00pt" fo:font-weight="normal" fo:font-family="Candara" style:font-family-asian="Candara" style:font-family-complex="Candara" fo:background-color="transparent" fo:color="#000000"/>
    </style:style>
    <style:style style:name="T74" style:family="text">
      <style:text-properties fo:font-size="11.00pt" fo:font-weight="normal" fo:font-family="Candara" style:font-family-asian="Candara" style:font-family-complex="Candara" fo:background-color="transparent" fo:color="#000000"/>
    </style:style>
    <style:style style:name="T75" style:family="text">
      <style:text-properties fo:font-size="13.00pt" fo:font-weight="bold" fo:font-family="Candara" style:font-family-asian="Candara" style:font-family-complex="Candara" fo:background-color="transparent" fo:color="#000000"/>
    </style:style>
    <style:style style:name="T76" style:family="text">
      <style:text-properties fo:font-size="13.00pt" fo:font-weight="normal" fo:font-family="Candara" style:font-family-asian="Candara" style:font-family-complex="Candara" fo:background-color="transparent" fo:color="#000000"/>
    </style:style>
    <style:style style:name="T77" style:family="text">
      <style:text-properties fo:font-size="10.00pt" fo:font-weight="normal" fo:font-family="Candara" style:font-family-asian="Candara" style:font-family-complex="Candara" fo:background-color="transparent" fo:color="#000000"/>
    </style:style>
    <style:style style:name="T78" style:family="text">
      <style:text-properties fo:font-size="13.00pt" fo:font-weight="bold" fo:font-family="Candara" style:font-family-asian="Candara" style:font-family-complex="Candara" fo:background-color="transparent" fo:color="#000000"/>
    </style:style>
    <style:style style:name="T79" style:family="text">
      <style:text-properties fo:font-size="13.00pt" fo:font-weight="normal" fo:font-family="Candara" style:font-family-asian="Candara" style:font-family-complex="Candara" fo:background-color="transparent" fo:color="#000000"/>
    </style:style>
    <style:style style:name="T80" style:family="text">
      <style:text-properties fo:font-size="10.00pt" fo:font-weight="normal" fo:font-family="Candara" style:font-family-asian="Candara" style:font-family-complex="Candara" fo:background-color="transparent" fo:color="#000000"/>
    </style:style>
    <style:style style:name="T81" style:family="text">
      <style:text-properties fo:font-size="10.00pt" fo:font-weight="normal" fo:font-family="Candara" style:font-family-asian="Candara" style:font-family-complex="Candara" fo:background-color="transparent" fo:color="#000000"/>
    </style:style>
    <style:style style:name="T82" style:family="text">
      <style:text-properties fo:font-size="13.00pt" fo:font-weight="normal" fo:font-family="Candara" style:font-family-asian="Candara" style:font-family-complex="Candara" fo:background-color="transparent" fo:color="#000000"/>
    </style:style>
    <style:style style:name="T83" style:family="text">
      <style:text-properties fo:font-size="10.00pt" fo:font-weight="normal" fo:font-family="Candara" style:font-family-asian="Candara" style:font-family-complex="Candara" fo:background-color="transparent" fo:color="#000000"/>
    </style:style>
    <style:style style:name="T84" style:family="text">
      <style:text-properties fo:font-size="10.00pt" fo:font-weight="normal" fo:font-family="Candara" style:font-family-asian="Candara" style:font-family-complex="Candara" fo:background-color="transparent" fo:color="#000000"/>
    </style:style>
    <style:style style:name="T85" style:family="text">
      <style:text-properties fo:font-size="13.00pt" fo:font-weight="normal" fo:font-family="Candara" style:font-family-asian="Candara" style:font-family-complex="Candara" fo:background-color="transparent" fo:color="#000000"/>
    </style:style>
    <style:style style:name="T86" style:family="text">
      <style:text-properties fo:font-size="10.00pt" fo:font-weight="normal" fo:font-family="Candara" style:font-family-asian="Candara" style:font-family-complex="Candara" fo:background-color="transparent" fo:color="#000000"/>
    </style:style>
    <style:style style:name="T87" style:family="text">
      <style:text-properties fo:font-size="13.00pt" fo:font-weight="bold" fo:font-family="Candara" style:font-family-asian="Candara" style:font-family-complex="Candara" fo:background-color="transparent" fo:color="#000000"/>
    </style:style>
    <style:style style:name="T88" style:family="text">
      <style:text-properties fo:font-size="13.00pt" fo:font-weight="normal" fo:font-family="Candara" style:font-family-asian="Candara" style:font-family-complex="Candara" fo:background-color="transparent" fo:color="#000000"/>
    </style:style>
    <style:style style:name="T89" style:family="text">
      <style:text-properties fo:font-size="10.00pt" fo:font-weight="normal" fo:font-family="Candara" style:font-family-asian="Candara" style:font-family-complex="Candara" fo:background-color="transparent" fo:color="#000000"/>
    </style:style>
    <style:style style:name="T90" style:family="text">
      <style:text-properties fo:font-size="10.00pt" fo:font-weight="normal" fo:font-family="Candara" style:font-family-asian="Candara" style:font-family-complex="Candara" fo:background-color="transparent" fo:color="#000000"/>
    </style:style>
    <style:style style:name="T91" style:family="text">
      <style:text-properties fo:font-size="13.00pt" fo:font-weight="normal" fo:font-family="Candara" style:font-family-asian="Candara" style:font-family-complex="Candara" fo:background-color="transparent" fo:color="#000000"/>
    </style:style>
    <style:style style:name="T92" style:family="text">
      <style:text-properties fo:font-size="10.00pt" fo:font-weight="normal" fo:font-family="Candara" style:font-family-asian="Candara" style:font-family-complex="Candara" fo:background-color="transparent" fo:color="#000000"/>
    </style:style>
    <style:style style:name="T93" style:family="text">
      <style:text-properties fo:font-size="10.00pt" fo:font-weight="normal" fo:font-family="Candara" style:font-family-asian="Candara" style:font-family-complex="Candara" fo:background-color="transparent" fo:color="#000000"/>
    </style:style>
    <style:style style:name="T94" style:family="text">
      <style:text-properties fo:font-size="13.00pt" fo:font-weight="normal" fo:font-family="Candara" style:font-family-asian="Candara" style:font-family-complex="Candara" fo:background-color="transparent" fo:color="#000000"/>
    </style:style>
    <style:style style:name="T95" style:family="text">
      <style:text-properties fo:font-size="10.00pt" fo:font-weight="normal" fo:font-family="Candara" style:font-family-asian="Candara" style:font-family-complex="Candara" fo:background-color="transparent" fo:color="#000000"/>
    </style:style>
    <style:style style:name="T96" style:family="text">
      <style:text-properties fo:font-size="13.00pt" fo:font-weight="bold" fo:font-family="Candara" style:font-family-asian="Candara" style:font-family-complex="Candara" fo:background-color="transparent" fo:color="#000000"/>
    </style:style>
    <style:style style:name="T97" style:family="text">
      <style:text-properties fo:font-size="13.00pt" fo:font-weight="normal" fo:font-family="Candara" style:font-family-asian="Candara" style:font-family-complex="Candara" fo:background-color="transparent" fo:color="#000000"/>
    </style:style>
    <style:style style:name="T98" style:family="text">
      <style:text-properties fo:font-size="10.00pt" fo:font-weight="normal" fo:font-family="Candara" style:font-family-asian="Candara" style:font-family-complex="Candara" fo:background-color="transparent" fo:color="#000000"/>
    </style:style>
    <style:style style:name="T99" style:family="text">
      <style:text-properties fo:font-size="10.00pt" fo:font-weight="normal" fo:font-family="Candara" style:font-family-asian="Candara" style:font-family-complex="Candara" fo:background-color="transparent" fo:color="#000000"/>
    </style:style>
    <style:style style:name="T100" style:family="text">
      <style:text-properties fo:font-size="10.00pt" fo:font-weight="normal" fo:font-family="Candara" style:font-family-asian="Candara" style:font-family-complex="Candara" fo:background-color="transparent" fo:color="#000000"/>
    </style:style>
    <style:style style:name="T101" style:family="text">
      <style:text-properties fo:font-size="10.00pt" fo:font-weight="normal" fo:font-family="Candara" style:font-family-asian="Candara" style:font-family-complex="Candara" fo:background-color="transparent" fo:color="#000000"/>
    </style:style>
    <style:style style:name="T102" style:family="text">
      <style:text-properties fo:font-size="13.00pt" fo:font-weight="normal" fo:font-family="Candara" style:font-family-asian="Candara" style:font-family-complex="Candara" fo:background-color="transparent" fo:color="#000000"/>
    </style:style>
    <style:style style:name="T103" style:family="text">
      <style:text-properties fo:font-size="13.00pt" fo:font-weight="bold" fo:font-family="Candara" style:font-family-asian="Candara" style:font-family-complex="Candara" fo:background-color="transparent" fo:color="#000000"/>
    </style:style>
    <style:style style:name="T104" style:family="text">
      <style:text-properties fo:font-size="13.00pt" fo:font-weight="normal" fo:font-family="Candara" style:font-family-asian="Candara" style:font-family-complex="Candara" fo:background-color="transparent" fo:color="#000000"/>
    </style:style>
    <style:style style:name="T105" style:family="text">
      <style:text-properties fo:font-size="10.00pt" fo:font-weight="normal" fo:font-family="Candara" style:font-family-asian="Candara" style:font-family-complex="Candara" fo:background-color="transparent" fo:color="#000000"/>
    </style:style>
    <style:style style:name="T106" style:family="text">
      <style:text-properties fo:font-size="10.00pt" fo:font-weight="normal" fo:font-family="Candara" style:font-family-asian="Candara" style:font-family-complex="Candara" fo:background-color="transparent" fo:color="#000000"/>
    </style:style>
    <style:style style:name="T107" style:family="text">
      <style:text-properties fo:font-size="13.00pt" fo:font-weight="normal" fo:font-family="Candara" style:font-family-asian="Candara" style:font-family-complex="Candara" fo:background-color="transparent" fo:color="#000000"/>
    </style:style>
    <style:style style:name="T108" style:family="text">
      <style:text-properties fo:font-size="10.00pt" fo:font-weight="normal" fo:font-family="Candara" style:font-family-asian="Candara" style:font-family-complex="Candara" fo:background-color="transparent" fo:color="#000000"/>
    </style:style>
    <style:style style:name="T109" style:family="text">
      <style:text-properties fo:font-size="10.00pt" fo:font-weight="normal" fo:font-family="Candara" style:font-family-asian="Candara" style:font-family-complex="Candara" fo:background-color="transparent" fo:color="#000000"/>
    </style:style>
    <style:style style:name="T110" style:family="text">
      <style:text-properties fo:font-size="13.00pt" fo:font-weight="normal" fo:font-family="Candara" style:font-family-asian="Candara" style:font-family-complex="Candara" fo:background-color="transparent" fo:color="#000000"/>
    </style:style>
    <style:style style:name="T111" style:family="text">
      <style:text-properties fo:font-size="20.00pt" fo:font-weight="normal" fo:font-family="Candara" style:font-family-asian="Candara" style:font-family-complex="Candara" fo:background-color="transparent" fo:color="#000000"/>
    </style:style>
    <style:style style:name="T112" style:family="text">
      <style:text-properties fo:font-size="13.00pt" fo:font-weight="normal" fo:font-family="Candara" style:font-family-asian="Candara" style:font-family-complex="Candara" fo:background-color="transparent" fo:color="#000000"/>
    </style:style>
    <style:style style:name="T113" style:family="text">
      <style:text-properties fo:font-size="22.00pt" fo:font-weight="normal" fo:font-family="Calibri" style:font-family-asian="Calibri" style:font-family-complex="Calibri" fo:background-color="transparent" fo:color="#5b9bd4"/>
    </style:style>
    <style:style style:name="T114" style:family="text">
      <style:text-properties fo:font-size="13.00pt" fo:font-weight="normal" fo:font-family="Candara" style:font-family-asian="Candara" style:font-family-complex="Candara" fo:background-color="transparent" fo:color="#000000"/>
    </style:style>
    <style:style style:name="T115" style:family="text">
      <style:text-properties fo:font-size="15.00pt" fo:font-weight="bold" fo:font-family="Candara" style:font-family-asian="Candara" style:font-family-complex="Candara" fo:background-color="transparent" fo:color="#000000"/>
    </style:style>
    <style:style style:name="T116" style:family="text">
      <style:text-properties fo:font-size="13.00pt" fo:font-weight="normal" fo:font-family="Candara" style:font-family-asian="Candara" style:font-family-complex="Candara" fo:background-color="transparent" fo:color="#000000"/>
    </style:style>
    <style:style style:name="T117" style:family="text">
      <style:text-properties fo:font-size="14.00pt" fo:font-weight="normal" fo:font-family="Candara" style:font-family-asian="Candara" style:font-family-complex="Candara" fo:background-color="transparent" fo:color="#000000"/>
    </style:style>
    <style:style style:name="T118" style:family="text">
      <style:text-properties fo:font-size="13.00pt" fo:font-weight="normal" fo:font-family="Candara" style:font-family-asian="Candara" style:font-family-complex="Candara" fo:background-color="transparent" fo:color="#000000"/>
    </style:style>
    <style:style style:name="T119" style:family="text">
      <style:text-properties fo:font-size="20.00pt" fo:font-weight="normal" fo:font-family="Candara" style:font-family-asian="Candara" style:font-family-complex="Candara" fo:background-color="transparent" fo:color="#000000"/>
    </style:style>
    <style:style style:name="T120" style:family="text">
      <style:text-properties fo:font-size="12.00pt" fo:font-weight="normal" fo:font-family="Candara" style:font-family-asian="Candara" style:font-family-complex="Candara" fo:background-color="transparent" fo:color="#000000"/>
    </style:style>
    <style:style style:name="T121" style:family="text">
      <style:text-properties fo:font-size="11.00pt" fo:font-weight="normal" fo:font-family="Candara" style:font-family-asian="Candara" style:font-family-complex="Candara" fo:background-color="transparent" fo:color="#000000"/>
    </style:style>
    <style:style style:name="T122" style:family="text">
      <style:text-properties fo:font-size="20.00pt" fo:font-weight="normal" fo:font-family="Candara" style:font-family-asian="Candara" style:font-family-complex="Candara" fo:background-color="transparent" fo:color="#000000"/>
    </style:style>
    <style:style style:name="T123" style:family="text">
      <style:text-properties fo:font-size="20.00pt" fo:font-weight="normal" fo:font-family="Candara" style:font-family-asian="Candara" style:font-family-complex="Candara" fo:background-color="transparent" fo:color="#000000"/>
    </style:style>
    <style:style style:name="T124" style:family="text">
      <style:text-properties fo:font-size="11.00pt" fo:font-weight="normal" fo:font-family="Candara" style:font-family-asian="Candara" style:font-family-complex="Candara" fo:background-color="transparent" fo:color="#000000"/>
    </style:style>
    <style:style style:name="T125" style:family="text">
      <style:text-properties fo:font-size="14.00pt" fo:font-weight="normal" fo:font-family="Candara" style:font-family-asian="Candara" style:font-family-complex="Candara" fo:background-color="transparent" fo:color="#000000"/>
    </style:style>
    <style:style style:name="T126" style:family="text">
      <style:text-properties fo:font-size="11.00pt" fo:font-weight="normal" fo:font-family="Candara" style:font-family-asian="Candara" style:font-family-complex="Candara" fo:background-color="transparent" fo:color="#000000"/>
    </style:style>
    <style:style style:name="T127" style:family="text">
      <style:text-properties fo:font-size="11.00pt" fo:font-weight="normal" fo:font-family="Candara" style:font-family-asian="Candara" style:font-family-complex="Candara" fo:background-color="transparent" fo:color="#000000"/>
    </style:style>
    <style:style style:name="T128"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style:style>
    <style:style style:name="P3" style:family="paragraph">
      <style:paragraph-properties fo:line-height="115.00%" fo:text-align="left" fo:margin-bottom="10.00pt"/>
    </style:style>
    <style:style style:name="P4" style:family="paragraph">
      <style:paragraph-properties fo:line-height="100.00%" fo:text-align="lef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fo:margin-bottom="3.75pt"/>
    </style:style>
    <style:style style:name="P12" style:family="paragraph">
      <style:paragraph-properties fo:line-height="100.00%" fo:text-align="left" fo:margin-left="-18.00pt" fo:text-indent="18.00pt"/>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fo:margin-bottom="15.85pt"/>
    </style:style>
    <style:style style:name="P15" style:family="paragraph">
      <style:paragraph-properties fo:line-height="100.00%" fo:text-align="left" fo:margin-left="-18.00pt" fo:text-indent="18.00pt"/>
    </style:style>
    <style:style style:name="P16" style:family="paragraph">
      <style:paragraph-properties fo:line-height="100.00%" fo:text-align="left"/>
    </style:style>
    <style:style style:name="P17" style:family="paragraph">
      <style:paragraph-properties fo:line-height="100.00%" fo:text-align="lef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left" fo:margin-left="-18.00pt" fo:text-indent="18.00pt" fo:margin-bottom="15.75pt"/>
    </style:style>
    <style:style style:name="P19" style:family="paragraph">
      <style:paragraph-properties fo:line-height="100.00%" fo:text-align="left" fo:margin-left="-18.00pt" fo:text-indent="18.00pt"/>
    </style:style>
    <style:style style:name="P20" style:family="paragraph">
      <style:paragraph-properties fo:line-height="100.00%" fo:text-align="left"/>
    </style:style>
    <style:style style:name="P21" style:family="paragraph">
      <style:paragraph-properties fo:line-height="100.00%" fo:text-align="left"/>
    </style:style>
    <text:list-style style:name="L22">
      <text:list-level-style-bullet text:level="1" text:bullet-char="•">
        <style:list-level-properties text:space-before="0.00pt" text:min-label-width="18.00pt"/>
        <style:text-properties fo:font-family="Symbol"/>
      </text:list-level-style-bullet>
    </text:list-style>
    <style:style style:name="P22" style:family="paragraph">
      <style:paragraph-properties fo:line-height="100.00%" fo:text-align="left" fo:margin-left="-18.00pt" fo:text-indent="18.00pt" fo:margin-bottom="15.75pt"/>
    </style:style>
    <style:style style:name="P23" style:family="paragraph">
      <style:paragraph-properties fo:line-height="100.00%" fo:text-align="left" fo:margin-left="-18.00pt" fo:text-indent="18.00p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0.00pt" text:min-label-width="18.00pt"/>
        <style:text-properties fo:font-family="Symbol"/>
      </text:list-level-style-bullet>
    </text:list-style>
    <style:style style:name="P26" style:family="paragraph">
      <style:paragraph-properties fo:line-height="100.00%" fo:text-align="left" fo:margin-left="-18.00pt" fo:text-indent="18.00pt" fo:margin-bottom="15.85pt"/>
    </style:style>
    <style:style style:name="P27" style:family="paragraph">
      <style:paragraph-properties fo:line-height="100.00%" fo:text-align="left"/>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00.00%" fo:text-align="left" fo:margin-left="-18.00pt" fo:text-indent="18.00pt" fo:margin-bottom="15.75pt"/>
    </style:style>
    <style:style style:name="P29" style:family="paragraph">
      <style:paragraph-properties fo:line-height="100.00%" fo:text-align="left" fo:margin-left="-18.00pt" fo:text-indent="18.00pt"/>
    </style: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left"/>
    </style:style>
    <style:style style:name="P40" style:family="paragraph">
      <style:paragraph-properties fo:line-height="115.00%" fo:text-align="left" fo:margin-bottom="10.00pt"/>
    </style:style>
  </office:automatic-styles>
  <office:body>
    <office:text>
      <text:p text:style-name="P1"><text:span text:style-name="T1">1. What is software? What is software engineering?</text:span></text:p>
      <text:p text:style-name="P2"><text:span text:style-name="T2">Software engineering stands for the term is made of<text:s/></text:span><text:span text:style-name="T3">two<text:s/></text:span><text:span text:style-name="T4">words, S</text:span><text:span text:style-name="T5">oftware<text:s/></text:span><text:span text:style-name="T6">and</text:span></text:p>
      <text:p text:style-name="P2"><text:span text:style-name="T6">E</text:span><text:span text:style-name="T7">ngineering.</text:span></text:p>
      <text:p text:style-name="P2"><text:span text:style-name="T7"/></text:p>
      <text:p text:style-name="P2"><text:span text:style-name="T7">Software<text:s/></text:span><text:span text:style-name="T8">is more than just a program code. A program is an executable code, which serves some computational purpose. Software is considered to be collection of executable programming code,</text:span></text:p>
      <text:p text:style-name="P2"><text:span text:style-name="T8"/></text:p>
      <text:p text:style-name="P2"><text:span text:style-name="T8">associated libraries and documentations. Software, when made for a specific requirement is called<text:s/></text:span><text:span text:style-name="T9">software product.</text:span></text:p>
      <text:p text:style-name="P2"><text:span text:style-name="T9"/></text:p>
      <text:p text:style-name="P2"><text:span text:style-name="T9">Engineering<text:s/></text:span><text:span text:style-name="T10">on the other hand, is all about developing products, using well-defined, scientific principles and methods.</text:span></text:p>
      <text:p text:style-name="P2"><text:span text:style-name="T10"/></text:p>
      <text:p text:style-name="P2"><text:span text:style-name="T11">Software engineering<text:s/></text:span><text:span text:style-name="T12">is an engineering branch associated with development of software</text:span></text:p>
      <text:p text:style-name="P2"><text:span text:style-name="T12">product using well-defined scientific principles, methods and procedures. </text:span></text:p>
      <text:p text:style-name="P2"><text:span text:style-name="T12"/></text:p>
      <text:p text:style-name="P2"><text:span text:style-name="T12">The outcome of software engineering is an efficient and reliable software product.</text:span></text:p>
      <text:p text:style-name="P3"><text:span text:style-name="T13"/></text:p>
      <text:p text:style-name="P3"><text:span text:style-name="T13">Defination of software engineering</text:span><text:span text:style-name="T14"/></text:p>
      <text:p text:style-name="P4"><text:span text:style-name="T15">The application of a systematic, disciplined, quantifiable approach to the development,</text:span></text:p>
      <text:p text:style-name="P4"><text:span text:style-name="T15">operation and maintenance of software; that is, the application of engineering to software.</text:span></text:p>
      <text:p text:style-name="P4"><text:span text:style-name="T15"/></text:p>
      <text:p text:style-name="P4"><text:span text:style-name="T16">Defination of software<text:s/></text:span><text:span text:style-name="T17"/></text:p>
      <text:p text:style-name="P4"><text:span text:style-name="T17"/></text:p>
      <text:p text:style-name="P4"><text:span text:style-name="T17">Software is a collection of instructions, data, or computer programs that are used to run machines and carry out particular activities.</text:span></text:p>
      <text:p text:style-name="P4"><text:span text:style-name="T17">It is the antithesis of hardware, which refers to a computer’s external components. </text:span></text:p>
      <text:p text:style-name="P4"><text:span text:style-name="T17">A device’s running programs, scripts, and applications are collectively referred to as “software” in this context.</text:span></text:p>
      <text:p text:style-name="P4"><text:span text:style-name="T17"/></text:p>
      <text:p text:style-name="P4"><text:span text:style-name="T18">Software is defined<text:s/></text:span><text:span text:style-name="T19">as</text:span></text:p>
      <text:p text:style-name="P4"><text:span text:style-name="T19">1.<text:s/></text:span><text:span text:style-name="T20">Instructions<text:s/></text:span><text:span text:style-name="T21">: Programs that when executed provide desired function, features,</text:span></text:p>
      <text:p text:style-name="P4"><text:span text:style-name="T21">and performance </text:span></text:p>
      <text:p text:style-name="P4"><text:span text:style-name="T21"/></text:p>
      <text:p text:style-name="P4"><text:span text:style-name="T21">2.<text:s/></text:span><text:span text:style-name="T22">Data structures<text:s/></text:span><text:span text:style-name="T23">: Enable the programs to adequately manipulate information</text:span></text:p>
      <text:p text:style-name="P4"><text:span text:style-name="T23"/></text:p>
      <text:p text:style-name="P4"><text:span text:style-name="T23">3.<text:s/></text:span><text:span text:style-name="T24">Documents</text:span><text:span text:style-name="T25">: Descriptive information in both hard copy and virtual forms that</text:span></text:p>
      <text:p text:style-name="P5"><text:span text:style-name="T25">describes the operation and use of the programs.</text:span></text:p>
      <text:p text:style-name="P5"><text:span text:style-name="T26"/></text:p>
      <text:p text:style-name="P5"><text:span text:style-name="T26"/></text:p>
      <text:p text:style-name="P5"><text:span text:style-name="T26"/></text:p>
      <text:p text:style-name="P5"><text:span text:style-name="T26"/></text:p>
      <text:p text:style-name="P5"><text:span text:style-name="T27">2. Explain types of software</text:span></text:p>
      <text:p text:style-name="P5"><text:span text:style-name="T28">Types of Software</text:span><text:span text:style-name="T29"/></text:p>
      <text:p text:style-name="P5"><text:span text:style-name="T29">It is a collection of data that is given to the computer to complete a particular task. The chart below describes the types of software:</text:span></text:p>
      <text:p text:style-name="P5"><text:span text:style-name="T29">1.System Software</text:span></text:p>
      <text:list text:style-name="L6">
        <text:list-item>
          <text:p text:style-name="P6"><text:span text:style-name="T29">Operating System</text:span></text:p>
        </text:list-item>
        <text:list-item>
          <text:p text:style-name="P6"><text:span text:style-name="T29">Language Processor</text:span></text:p>
        </text:list-item>
        <text:list-item>
          <text:p text:style-name="P6"><text:span text:style-name="T29">Device Driver</text:span></text:p>
        </text:list-item>
      </text:list>
      <text:p text:style-name="P7"><text:span text:style-name="T29">2.Application Software</text:span></text:p>
      <text:list text:style-name="L8">
        <text:list-item>
          <text:p text:style-name="P8"><text:span text:style-name="T29">General Purpose Software</text:span></text:p>
        </text:list-item>
        <text:list-item>
          <text:p text:style-name="P8"><text:span text:style-name="T29">Customize Software</text:span></text:p>
        </text:list-item>
        <text:list-item>
          <text:p text:style-name="P8"><text:span text:style-name="T29">Utility Software </text:span></text:p>
        </text:list-item>
      </text:list>
      <text:p text:style-name="P9"><text:span text:style-name="T29"/></text:p>
      <text:p text:style-name="P9"><text:span text:style-name="T30">1.System Software</text:span><text:span text:style-name="T31"/></text:p>
      <text:p text:style-name="P9"><text:span text:style-name="T31">System software is software that directly operates the computer hardware and provides the basic functionality to the users as well as to the other software to operate smoothly.</text:span></text:p>
      <text:p text:style-name="P9"><text:span text:style-name="T32">Types of System Software</text:span><text:span text:style-name="T33"/></text:p>
      <text:p text:style-name="P9"><text:span text:style-name="T34">Operating System:<text:s/></text:span><text:span text:style-name="T35"/></text:p>
      <text:p text:style-name="P9"><text:span text:style-name="T35">It is the main program of a computer system. When the computer system ON it is the first software that loads into the computer’s memory. </text:span></text:p>
      <text:p text:style-name="P9"><text:span text:style-name="T35">Examples of operating systems are Linux, Apple macOS, Microsoft Windows, etc.</text:span></text:p>
      <text:p text:style-name="P9"><text:span text:style-name="T36">Language Processor:</text:span></text:p>
      <text:p text:style-name="P9"><text:span text:style-name="T37">As we know that system software converts the human-readable language into a machine language and vice versa. </text:span></text:p>
      <text:p text:style-name="P9"><text:span text:style-name="T38">Device Driver</text:span><text:span text:style-name="T39">:</text:span></text:p>
      <text:p text:style-name="P9"><text:span text:style-name="T39"><text:s/>A device driver is a program or software that controls a device and helps that device to perform its functions. </text:span></text:p>
      <text:p text:style-name="P9"><text:span text:style-name="T39"/></text:p>
      <text:p text:style-name="P9"><text:span text:style-name="T40">2.Application Software<text:s/></text:span><text:span text:style-name="T41"/></text:p>
      <text:p text:style-name="P9"><text:span text:style-name="T41">Software that performs special functions or provides functions that are much more than the basic operation of the computer is known as application software. </text:span></text:p>
      <text:p text:style-name="P9"><text:span text:style-name="T42">Types of Application Software</text:span><text:span text:style-name="T43"/></text:p>
      <text:p text:style-name="P9"><text:span text:style-name="T44">General Purpose Software</text:span><text:span text:style-name="T45">: </text:span></text:p>
      <text:p text:style-name="P9"><text:span text:style-name="T45">This type of application software is used for a variety of tasks and it is not limited to performing a specific task only. </text:span></text:p>
      <text:p text:style-name="P9"><text:span text:style-name="T45">For example, MS-Word, MS-Excel, PowerPoint, etc.</text:span></text:p>
      <text:p text:style-name="P9"><text:span text:style-name="T46">Customized Software: </text:span></text:p>
      <text:p text:style-name="P9"><text:span text:style-name="T47">This type of application software is used or designed to perform specific tasks or functions or designed for specific organizations.<text:s/></text:span><text:span text:style-name="T48"/></text:p>
      <text:p text:style-name="P9"><text:span text:style-name="T48">Device Driver:</text:span></text:p>
      <text:p text:style-name="P9"><text:span text:style-name="T49"><text:s/>A device driver is a program or software that controls a device and helps that device to perform its functions. </text:span></text:p>
      <text:p text:style-name="P9"><text:span text:style-name="T49"/></text:p>
      <text:p text:style-name="P9"><text:span text:style-name="T49"/></text:p>
      <text:p text:style-name="P9"><text:span text:style-name="T50">3.What is SDLC ? Explain each phase of SDLC.</text:span><text:span text:style-name="T51"/></text:p>
      <text:p text:style-name="P10"><text:span text:style-name="T52"/></text:p>
      <text:p text:style-name="P10"><text:span text:style-name="T53">Defination of SDLC</text:span><text:span text:style-name="T54"/></text:p>
      <text:p text:style-name="P10"><text:span text:style-name="T54"/></text:p>
      <text:p text:style-name="P10"><text:span text:style-name="T55">An effective System Development Life Cycle (SDLC) should result in a high-quality system that meets customer expectations, reaches completion within time and cost evaluations, and works effectively and efficiently in the current and planned Information Technology infrastructure. System Development Life Cycle (SDLC) is a conceptual model which includes policies and procedures for developing or altering systems throughout their life cycles. SDLC is used by analysts to develop an information system. SDLC includes the following activities<text:s/></text:span><text:span text:style-name="T56">−</text:span><text:span text:style-name="T57"><text:s/></text:span></text:p>
      <text:list text:style-name="L11">
        <text:list-item>
          <text:p text:style-name="P11"><text:span text:style-name="T58">•</text:span><text:span text:style-name="T59"><text:s/>requirements </text:span></text:p>
        </text:list-item>
        <text:list-item>
          <text:p text:style-name="P11"><text:span text:style-name="T60">•</text:span><text:span text:style-name="T61"><text:s/>design </text:span></text:p>
        </text:list-item>
        <text:list-item>
          <text:p text:style-name="P11"><text:span text:style-name="T62">•</text:span><text:span text:style-name="T63"><text:s/>implementation </text:span></text:p>
        </text:list-item>
        <text:list-item>
          <text:p text:style-name="P11"><text:span text:style-name="T64">•</text:span><text:span text:style-name="T65"><text:s/>testing </text:span></text:p>
        </text:list-item>
        <text:list-item>
          <text:p text:style-name="P11"><text:span text:style-name="T66">•</text:span><text:span text:style-name="T67"><text:s/>deployment </text:span></text:p>
        </text:list-item>
        <text:list-item>
          <text:p text:style-name="P11"><text:span text:style-name="T68">•</text:span><text:span text:style-name="T69"><text:s/>operations </text:span></text:p>
        </text:list-item>
        <text:list-item>
          <text:p text:style-name="P12"><text:span text:style-name="T70">•</text:span><text:span text:style-name="T71"><text:s/>maintenance </text:span></text:p>
        </text:list-item>
      </text:list>
      <text:p text:style-name="P13"><text:span text:style-name="T71"/></text:p>
      <text:p text:style-name="P13"><text:span text:style-name="T72">Phases of SDLC<text:s/></text:span><text:span text:style-name="T73"/></text:p>
      <text:p text:style-name="P13"><text:span text:style-name="T73">Systems Development Life Cycle is a systematic approach which explicitly breaks down the work into phases that are required to implement either new or modified Information System. </text:span></text:p>
      <text:p text:style-name="P13"><text:span text:style-name="T74"/></text:p>
      <text:p text:style-name="P13"><text:span text:style-name="T74"/></text:p>
      <text:p text:style-name="P13"><text:span text:style-name="T75">Feasibility Study or Planning<text:s/></text:span><text:span text:style-name="T76"/></text:p>
      <text:list text:style-name="L14">
        <text:list-item>
          <text:p text:style-name="P14"><text:span text:style-name="T77"><text:s/>Define the problem and scope of existing system. </text:span></text:p>
        </text:list-item>
        <text:list-item>
          <text:p text:style-name="P15"><text:span text:style-name="T77"><text:s/>Overview the new system and determine its objectives. </text:span></text:p>
        </text:list-item>
      </text:list>
      <text:p text:style-name="P16"><text:span text:style-name="T77"/></text:p>
      <text:p text:style-name="P16"><text:span text:style-name="T77"/></text:p>
      <text:p text:style-name="P17"><text:span text:style-name="T78">Analysis and Specification<text:s/></text:span><text:span text:style-name="T79"/></text:p>
      <text:list text:style-name="L18">
        <text:list-item>
          <text:p text:style-name="P18"><text:span text:style-name="T80">•</text:span><text:span text:style-name="T81"><text:s/></text:span><text:span text:style-name="T82">Gather, analyse, and validate the information. </text:span></text:p>
        </text:list-item>
        <text:list-item>
          <text:p text:style-name="P19"><text:span text:style-name="T83">•</text:span><text:span text:style-name="T84"><text:s/></text:span><text:span text:style-name="T85">Define the requirements and prototypes for new system. </text:span></text:p>
        </text:list-item>
      </text:list>
      <text:p text:style-name="P20"><text:span text:style-name="T86"/></text:p>
      <text:p text:style-name="P21"><text:span text:style-name="T87">System Design<text:s/></text:span><text:span text:style-name="T88"/></text:p>
      <text:list text:style-name="L22">
        <text:list-item>
          <text:p text:style-name="P22"><text:span text:style-name="T89">•</text:span><text:span text:style-name="T90"><text:s/></text:span><text:span text:style-name="T91">Includes the design of application, network, databases, user interfaces, and system interfaces. </text:span></text:p>
        </text:list-item>
        <text:list-item>
          <text:p text:style-name="P23"><text:span text:style-name="T92">•</text:span><text:span text:style-name="T93"><text:s/></text:span><text:span text:style-name="T94">Transform the SRS document into logical structure, which contains detailed and complete set of specifications that can be implemented in a programming language. </text:span></text:p>
        </text:list-item>
      </text:list>
      <text:p text:style-name="P24"><text:span text:style-name="T95"/></text:p>
      <text:p text:style-name="P24"><text:span text:style-name="T95"/></text:p>
      <text:p text:style-name="P25"><text:span text:style-name="T96">Implementation<text:s/></text:span><text:span text:style-name="T97"/></text:p>
      <text:list text:style-name="L26">
        <text:list-item>
          <text:p text:style-name="P26"><text:span text:style-name="T98">•</text:span><text:span text:style-name="T99"><text:s/>Implement the design into source code through coding. </text:span></text:p>
        </text:list-item>
        <text:list-item>
          <text:p text:style-name="P26"><text:span text:style-name="T100">•</text:span><text:span text:style-name="T101"><text:s/></text:span><text:span text:style-name="T102">Combine all the modules together into training environment that detects errors and defects. </text:span></text:p>
        </text:list-item>
      </text:list>
      <text:p text:style-name="P27"><text:span text:style-name="T103">Maintenance/Support<text:s/></text:span><text:span text:style-name="T104"/></text:p>
      <text:list text:style-name="L28">
        <text:list-item>
          <text:p text:style-name="P28"><text:span text:style-name="T105">•</text:span><text:span text:style-name="T106"><text:s/></text:span><text:span text:style-name="T107">Include all the activities such as phone support or physical on-site support for users that is required once the system is installing. </text:span></text:p>
        </text:list-item>
        <text:list-item>
          <text:p text:style-name="P29"><text:span text:style-name="T108">•</text:span><text:span text:style-name="T109"><text:s/></text:span><text:span text:style-name="T110">Implement the changes that software might undergo over a period of time, or implement any new requirements after the software is deployed at the customer location. </text:span></text:p>
        </text:list-item>
      </text:list>
      <text:p text:style-name="P30"><text:span text:style-name="T110"/></text:p>
      <text:p text:style-name="P30"><text:span text:style-name="T110"/></text:p>
      <text:p text:style-name="P30"><text:span text:style-name="T110"/></text:p>
      <text:p text:style-name="P30"><text:span text:style-name="T110"/></text:p>
      <text:p text:style-name="P30"><text:span text:style-name="T110"/></text:p>
      <text:p text:style-name="P30"><text:span text:style-name="T110"/></text:p>
      <text:p text:style-name="P30"><text:span text:style-name="T111">4.What is DFD?Create a DFD diagram on Flipcart.</text:span><text:span text:style-name="T112"/></text:p>
      <text:p text:style-name="P31"><text:span text:style-name="T113"/></text:p>
      <text:p text:style-name="P32"><text:span text:style-name="T114">It is the analysis of flow of data in control flow graph, i.e., the analysis that determines the information regarding the definition and use of data in program. With the help of this analysis, optimization can be done. In general, its process in which values are computed using data flow analysis. </text:span></text:p>
      <text:p text:style-name="P32"><text:span text:style-name="T114"/></text:p>
      <text:p text:style-name="P32"><text:span text:style-name="T115">Data flow diagram of DFD</text:span><text:span text:style-name="T116"/></text:p>
      <text:p text:style-name="P32"><text:span text:style-name="T116"/></text:p>
      <text:p text:style-name="P33"><draw:frame text:anchor-type="as-char" svg:width="88.05mm" svg:height="78.32mm" style:rel-width="scale" style:rel-height="scale"><draw:object-ole xlink:href="OleObj1"/><draw:image xlink:href="ObjectReplacements/OleObj1"/></draw:frame><text:span text:style-name="T118"/></text:p>
      <text:p text:style-name="P33"><text:span text:style-name="T118"/></text:p>
      <text:p text:style-name="P33"><text:span text:style-name="T118"/></text:p>
      <text:p text:style-name="P33"><text:span text:style-name="T118"/></text:p>
      <text:p text:style-name="P33"><text:span text:style-name="T118"/></text:p>
      <text:p text:style-name="P33"><text:span text:style-name="T118"/></text:p>
      <text:p text:style-name="P33"><text:span text:style-name="T118"/></text:p>
      <text:p text:style-name="P33"><text:span text:style-name="T118"/></text:p>
      <text:p text:style-name="P33"><text:span text:style-name="T119">5.What is flowchart?</text:span></text:p>
      <text:p text:style-name="P33"><text:span text:style-name="T119"/></text:p>
      <text:p text:style-name="P33"><text:span text:style-name="T120">Flowcharts are nothing but the graphical representation of the data or the algorithm for a better understanding of the code visually.</text:span></text:p>
      <text:p text:style-name="P33"><text:span text:style-name="T120"><text:s/>It displays step-by-step solutions to a problem, algorithm, or process.</text:span></text:p>
      <text:p text:style-name="P33"><text:span text:style-name="T120"><text:s/>It is a pictorial way of representing steps that are preferred by most beginner-level programmers to understand algorithms of computer science, thus it contributes to troubleshooting the issues in the algorithm.</text:span></text:p>
      <text:p text:style-name="P33"><text:span text:style-name="T120"><text:s/>A flowchart is a picture of boxes that indicates the process flow sequentially.</text:span></text:p>
      <text:p text:style-name="P33"><text:span text:style-name="T120"><text:s/>Since a flowchart is a pictorial representation of a process or algorithm, it’s easy to interpret and understand the process. </text:span></text:p>
      <text:p text:style-name="P33"><text:span text:style-name="T120">To draw a flowchart, certain rules need to be followed which are followed by all professionals to draw a flowchart and are widely accepted all over the countries.</text:span></text:p>
      <text:p text:style-name="P34"><text:span text:style-name="T120"/></text:p>
      <text:p text:style-name="P34"><text:span text:style-name="T120"/></text:p>
      <text:p text:style-name="P34"><text:span text:style-name="T120"/></text:p>
      <text:p text:style-name="P34"><text:span text:style-name="T120"/></text:p>
      <text:p text:style-name="P34"><text:span text:style-name="T120"/></text:p>
      <text:p text:style-name="P35"><draw:frame text:anchor-type="as-char" svg:width="109.22mm" svg:height="77.68mm" style:rel-width="scale" style:rel-height="scale"><draw:object-ole xlink:href="OleObj2"/><draw:image xlink:href="ObjectReplacements/OleObj2"/></draw:frame><text:span text:style-name="T120"/></text:p>
      <text:p text:style-name="P36"><text:span text:style-name="T120"/></text:p>
      <text:p text:style-name="P36"><text:span text:style-name="T120"/></text:p>
      <text:p text:style-name="P36"><text:span text:style-name="T120"/></text:p>
      <text:p text:style-name="P36"><text:span text:style-name="T120"/></text:p>
      <text:p text:style-name="P36"><text:span text:style-name="T120"/></text:p>
      <text:p text:style-name="P36"><text:span text:style-name="T120"/></text:p>
      <text:p text:style-name="P37"><text:span text:style-name="T121"/></text:p>
      <text:p text:style-name="P37"><text:span text:style-name="T121"/></text:p>
      <text:p text:style-name="P37"><text:span text:style-name="T121"/></text:p>
      <text:p text:style-name="P37"><text:span text:style-name="T121"/></text:p>
      <text:p text:style-name="P37"><text:span text:style-name="T121"/></text:p>
      <text:p text:style-name="P37"><text:span text:style-name="T121"/></text:p>
      <text:p text:style-name="P37"><text:span text:style-name="T121"/></text:p>
      <text:p text:style-name="P37"><text:span text:style-name="T121"/></text:p>
      <text:p text:style-name="P37"><text:span text:style-name="T122">6.What is use case diagram?Create a use case on bil payment on paytm.</text:span><text:span text:style-name="T123"/></text:p>
      <text:p text:style-name="P37"><text:span text:style-name="T124"/></text:p>
      <text:p text:style-name="P37"><text:span text:style-name="T124"/></text:p>
      <text:p text:style-name="P37"><text:span text:style-name="T125">A Use Case Diagram is a vital tool in system design, it provides a visual representation of how users interact with a system. It serves as a blueprint for understanding the functional requirements of a system from a user’s perspective, aiding in the communication between stakeholders and guiding the development process.</text:span></text:p>
      <text:p text:style-name="P37"><text:span text:style-name="T126"/></text:p>
      <text:p text:style-name="P37"><text:span text:style-name="T126"/></text:p>
      <text:p text:style-name="P38"><draw:frame text:anchor-type="as-char" svg:width="116.42mm" svg:height="78.74mm" style:rel-width="scale" style:rel-height="scale"><draw:object-ole xlink:href="OleObj3"/><draw:image xlink:href="ObjectReplacements/OleObj3"/></draw:frame><text:span text:style-name="T127"/></text:p>
      <text:p text:style-name="P39"><text:span text:style-name="T127"/></text:p>
      <text:p text:style-name="P40"><text:span text:style-name="T128"/></text:p>
      <text:p text:style-name="P40"><draw:frame text:anchor-type="as-char" svg:width="49.95mm" svg:height="49.95mm" style:rel-width="scale" style:rel-height="scale"><draw:object-ole xlink:href="OleObj4"/><draw:image xlink:href="ObjectReplacements/OleObj4"/></draw:frame><text:span text:style-name="T1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